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olManager.findConfig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olManager.getToolbox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olManager.autoConfigure( boolean includeDefaul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oolManager.getApplicationToolbox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oolManager.setVelocityEngine( VelocityEngine engin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oolManager.creat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olManager.configure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oolManager.Tool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olManager.setToolboxFactory( ToolboxFactory fact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oolManager.prepareContext( Tool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oolManager.addToolboxes( Tool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oolManager.hasTools( String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olManager.hasRequestToo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olManager.getVelocityEng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olManager.createToolbox( String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olManager.getRequestToolbo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olManager.ToolManager( boolean autoConfig , boolean includeDefaul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oolManager.getLo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oolManager.hasApplicationToo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olManager.configure( Factory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olManager.ToolManager( boolean includeDefaul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olManager.createContext( Map &lt; String , Object &gt; tool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oolManager.debug( String msg , Object ...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